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228cm"/>
    </style:style>
    <style:style style:name="co3" style:family="table-column">
      <style:table-column-properties fo:break-before="auto" style:column-width="3.06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.999cm"/>
    </style:style>
    <style:style style:name="co6" style:family="table-column">
      <style:table-column-properties fo:break-before="auto" style:column-width="2.103cm"/>
    </style:style>
    <style:style style:name="co7" style:family="table-column">
      <style:table-column-properties fo:break-before="auto" style:column-width="4.893cm"/>
    </style:style>
    <style:style style:name="co8" style:family="table-column">
      <style:table-column-properties fo:break-before="auto" style:column-width="0.1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83cm" fo:break-before="auto" style:use-optimal-row-height="false"/>
    </style:style>
    <style:style style:name="ro3" style:family="table-row">
      <style:table-row-properties style:row-height="1.012cm" fo:break-before="auto" style:use-optimal-row-height="false"/>
    </style:style>
    <style:style style:name="ro4" style:family="table-row">
      <style:table-row-properties style:row-height="0.624cm" fo:break-before="auto" style:use-optimal-row-height="false"/>
    </style:style>
    <style:style style:name="ro5" style:family="table-row">
      <style:table-row-properties style:row-height="0.8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none" fo:background-color="#333333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333333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333333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fo:background-color="#333333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333333" fo:border-left="none" fo:border-right="none" fo:border-top="0.06pt solid #000000"/>
    </style:style>
    <style:style style:name="ce9" style:family="table-cell" style:parent-style-name="Default">
      <style:table-cell-properties fo:background-color="#333333" style:text-align-source="fix" style:repeat-content="false" fo:border="none" style:vertical-align="middle"/>
      <style:paragraph-properties fo:text-align="center"/>
      <style:text-properties fo:color="#ffffff" fo:font-size="16pt" style:font-size-asian="16pt" style:font-size-complex="16pt"/>
    </style:style>
    <style:style style:name="ce1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fo:background-color="#333333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style:font-name="Noto Mono" fo:font-size="14pt" style:font-size-asian="14pt" style:font-size-complex="14pt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Noto Mono" fo:font-size="14pt" style:font-size-asian="14pt" style:font-size-complex="14pt"/>
    </style:style>
    <style:style style:name="ce23" style:family="table-cell" style:parent-style-name="Default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cm"/>
      <style:text-properties style:font-name="Noto Mono"/>
    </style:style>
    <style:style style:name="ce24" style:family="table-cell" style:parent-style-name="Default" style:data-style-name="N2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Noto Mono" fo:font-size="14pt" style:font-size-asian="14pt" style:font-size-complex="14pt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Noto Mono" fo:font-size="14pt" style:font-size-asian="14pt" style:font-size-complex="14pt"/>
      <style:map style:condition="cell-content()=aprovado" style:apply-style-name="Accent_20_1" style:base-cell-address="Planilha1.K5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Noto Mono" fo:font-size="14pt" style:font-size-asian="14pt" style:font-size-complex="14pt"/>
      <style:map style:condition="cell-content()=aprovado" style:apply-style-name="Accent_20_1" style:base-cell-address="Planilha1.K5"/>
    </style:style>
    <style:style style:name="ce27" style:family="table-cell" style:parent-style-name="Default">
      <style:table-cell-properties fo:border-bottom="none" fo:background-color="#333333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333333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333333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333333" style:text-align-source="fix" style:repeat-content="false" fo:border-left="none" fo:border-right="0.06pt solid #000000" fo:border-top="none"/>
      <style:paragraph-properties fo:text-align="start" fo:margin-left="0cm"/>
    </style:style>
    <style:style style:name="ce31" style:family="table-cell" style:parent-style-name="Default">
      <style:table-cell-properties fo:border-bottom="0.06pt solid #000000" fo:background-color="#333333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5" table:number-columns-repeated="3" table:default-cell-style-name="ce14"/>
        <table:table-column table:style-name="co1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3"/>
          <table:table-cell table:style-name="ce8" table:number-columns-repeated="8"/>
          <table:table-cell table:style-name="ce27"/>
          <table:table-cell table:number-columns-repeated="1012"/>
        </table:table-row>
        <table:table-row table:style-name="ro3">
          <table:table-cell table:number-columns-repeated="2"/>
          <table:table-cell table:style-name="ce4"/>
          <table:table-cell table:style-name="ce9" office:value-type="string" calcext:value-type="string" table:number-columns-spanned="8" table:number-rows-spanned="1">
            <text:p>BOLETIM ESCOLAR</text:p>
          </table:table-cell>
          <table:covered-table-cell table:number-columns-repeated="7" table:style-name="Default"/>
          <table:table-cell table:style-name="ce28"/>
          <table:table-cell table:number-columns-repeated="1012"/>
        </table:table-row>
        <table:table-row table:style-name="ro4">
          <table:table-cell table:style-name="ce1" table:number-columns-repeated="2"/>
          <table:table-cell table:style-name="ce5"/>
          <table:table-cell table:style-name="ce10" office:value-type="string" calcext:value-type="string">
            <text:p>DISCIPLINAS</text:p>
          </table:table-cell>
          <table:table-cell table:style-name="ce10" office:value-type="string" calcext:value-type="string">
            <text:p>1º BIMESTRE</text:p>
          </table:table-cell>
          <table:table-cell table:style-name="ce10" office:value-type="string" calcext:value-type="string">
            <text:p>2º BIMESTRE</text:p>
          </table:table-cell>
          <table:table-cell table:style-name="ce10" office:value-type="string" calcext:value-type="string">
            <text:p>3º BIMESTRE</text:p>
          </table:table-cell>
          <table:table-cell table:style-name="ce10" office:value-type="string" calcext:value-type="string">
            <text:p>4º BIMESTRE</text:p>
          </table:table-cell>
          <table:table-cell table:style-name="ce10" office:value-type="string" calcext:value-type="string">
            <text:p>SOMA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SITUAÇÃO</text:p>
          </table:table-cell>
          <table:table-cell table:style-name="ce29"/>
          <table:table-cell table:style-name="ce1" table:number-columns-repeated="1012"/>
        </table:table-row>
        <table:table-row table:style-name="ro5">
          <table:table-cell table:style-name="ce2" table:number-columns-repeated="2"/>
          <table:table-cell table:style-name="ce6"/>
          <table:table-cell table:style-name="ce11" office:value-type="string" calcext:value-type="string">
            <text:p>PORTUGUÊS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style-name="ce21" table:formula="of:=SUM([.E5:.H5])" office:value-type="float" office:value="29" calcext:value-type="float">
            <text:p>29,00</text:p>
          </table:table-cell>
          <table:table-cell table:style-name="ce24" table:formula="of:=AVERAGE([.E5:.H5])" office:value-type="float" office:value="7.25" calcext:value-type="float">
            <text:p>7,25</text:p>
          </table:table-cell>
          <table:table-cell table:style-name="ce25" table:formula="of:=IF([.J5]&gt;7;&quot;APROVADO&quot;;IF([.J5]&gt;5;&quot;RECUPERAÇÃO&quot;;&quot;REPROVADO&quot;))" office:value-type="string" office:string-value="APROVADO" calcext:value-type="string">
            <text:p>APROVADO</text:p>
          </table:table-cell>
          <table:table-cell table:style-name="ce30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6"/>
          <table:table-cell table:style-name="ce12" office:value-type="string" calcext:value-type="string">
            <text:p>MATÉMATICA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2" table:formula="of:=SUM([.E6:.H6])" office:value-type="float" office:value="30" calcext:value-type="float">
            <text:p>30,00</text:p>
          </table:table-cell>
          <table:table-cell table:style-name="ce22" table:formula="of:=AVERAGE([.E6:.H6])" office:value-type="float" office:value="7.5" calcext:value-type="float">
            <text:p>7,50</text:p>
          </table:table-cell>
          <table:table-cell table:style-name="ce26" table:formula="of:=IF([.J6]&gt;7;&quot;APROVADO&quot;;IF([.J6]&gt;5;&quot;RECUPERAÇÃO&quot;;&quot;REPROVADO&quot;))" office:value-type="string" office:string-value="APROVADO" calcext:value-type="string">
            <text:p>APROVADO</text:p>
          </table:table-cell>
          <table:table-cell table:style-name="ce30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6"/>
          <table:table-cell table:style-name="ce11" office:value-type="string" calcext:value-type="string">
            <text:p>HISTÓRIA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7.5" calcext:value-type="float">
            <text:p>7,5</text:p>
          </table:table-cell>
          <table:table-cell table:style-name="ce19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21" table:formula="of:=SUM([.E7:.H7])" office:value-type="float" office:value="29.5" calcext:value-type="float">
            <text:p>29,50</text:p>
          </table:table-cell>
          <table:table-cell table:style-name="ce24" table:formula="of:=AVERAGE([.E7:.H7])" office:value-type="float" office:value="7.375" calcext:value-type="float">
            <text:p>7,38</text:p>
          </table:table-cell>
          <table:table-cell table:style-name="ce25" table:formula="of:=IF([.J7]&gt;7;&quot;APROVADO&quot;;IF([.J7]&gt;5;&quot;RECUPERAÇÃO&quot;;&quot;REPROVADO&quot;))" office:value-type="string" office:string-value="APROVADO" calcext:value-type="string">
            <text:p>APROVADO</text:p>
          </table:table-cell>
          <table:table-cell table:style-name="ce30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6"/>
          <table:table-cell table:style-name="ce12" office:value-type="string" calcext:value-type="string">
            <text:p>GEOGRAFIA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22" table:formula="of:=SUM([.E8:.H8])" office:value-type="float" office:value="30" calcext:value-type="float">
            <text:p>30,00</text:p>
          </table:table-cell>
          <table:table-cell table:style-name="ce22" table:formula="of:=AVERAGE([.E8:.H8])" office:value-type="float" office:value="7.5" calcext:value-type="float">
            <text:p>7,50</text:p>
          </table:table-cell>
          <table:table-cell table:style-name="ce26" table:formula="of:=IF([.J8]&gt;7;&quot;APROVADO&quot;;IF([.J8]&gt;5;&quot;RECUPERAÇÃO&quot;;&quot;REPROVADO&quot;))" office:value-type="string" office:string-value="APROVADO" calcext:value-type="string">
            <text:p>APROVADO</text:p>
          </table:table-cell>
          <table:table-cell table:style-name="ce30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6"/>
          <table:table-cell table:style-name="ce11" office:value-type="string" calcext:value-type="string">
            <text:p>QUÍMICA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8.5" calcext:value-type="float">
            <text:p>8,5</text:p>
          </table:table-cell>
          <table:table-cell table:style-name="ce19" office:value-type="float" office:value="9.5" calcext:value-type="float">
            <text:p>9,5</text:p>
          </table:table-cell>
          <table:table-cell table:style-name="ce15" office:value-type="float" office:value="7" calcext:value-type="float">
            <text:p>7</text:p>
          </table:table-cell>
          <table:table-cell table:style-name="ce21" table:formula="of:=SUM([.E9:.H9])" office:value-type="float" office:value="33" calcext:value-type="float">
            <text:p>33,00</text:p>
          </table:table-cell>
          <table:table-cell table:style-name="ce24" table:formula="of:=AVERAGE([.E9:.H9])" office:value-type="float" office:value="8.25" calcext:value-type="float">
            <text:p>8,25</text:p>
          </table:table-cell>
          <table:table-cell table:style-name="ce25" table:formula="of:=IF([.J9]&gt;7;&quot;APROVADO&quot;;IF([.J9]&gt;5;&quot;RECUPERAÇÃO&quot;;&quot;REPROVADO&quot;))" office:value-type="string" office:string-value="APROVADO" calcext:value-type="string">
            <text:p>APROVADO</text:p>
          </table:table-cell>
          <table:table-cell table:style-name="ce30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6"/>
          <table:table-cell table:style-name="ce12" office:value-type="string" calcext:value-type="string">
            <text:p>FILOSOFI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table:formula="of:=SUM([.E10:.H10])" office:value-type="float" office:value="14" calcext:value-type="float">
            <text:p>14,00</text:p>
          </table:table-cell>
          <table:table-cell table:style-name="ce22" table:formula="of:=AVERAGE([.E10:.H10])" office:value-type="float" office:value="3.5" calcext:value-type="float">
            <text:p>3,50</text:p>
          </table:table-cell>
          <table:table-cell table:style-name="ce26" table:formula="of:=IF([.J10]&gt;7;&quot;APROVADO&quot;;IF([.J10]&gt;5;&quot;RECUPERAÇÃO&quot;;&quot;REPROVADO&quot;))" office:value-type="string" office:string-value="REPROVADO" calcext:value-type="string">
            <text:p>REPROVADO</text:p>
          </table:table-cell>
          <table:table-cell table:style-name="ce30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6"/>
          <table:table-cell table:style-name="ce11" office:value-type="string" calcext:value-type="string">
            <text:p>FÍSICA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formula="of:=SUM([.E11:.H11])" office:value-type="float" office:value="21" calcext:value-type="float">
            <text:p>21,00</text:p>
          </table:table-cell>
          <table:table-cell table:style-name="ce24" table:formula="of:=AVERAGE([.E11:.H11])" office:value-type="float" office:value="5.25" calcext:value-type="float">
            <text:p>5,25</text:p>
          </table:table-cell>
          <table:table-cell table:style-name="ce25" table:formula="of:=IF([.J11]&gt;7;&quot;APROVADO&quot;;IF([.J11]&gt;5;&quot;RECUPERAÇÃO&quot;;&quot;REPROVADO&quot;))" office:value-type="string" office:string-value="RECUPERAÇÃO" calcext:value-type="string">
            <text:p>RECUPERAÇÃO</text:p>
          </table:table-cell>
          <table:table-cell table:style-name="ce30"/>
          <table:table-cell table:style-name="ce2" table:number-columns-repeated="1012"/>
        </table:table-row>
        <table:table-row table:style-name="ro2">
          <table:table-cell table:number-columns-repeated="2"/>
          <table:table-cell table:style-name="ce7"/>
          <table:table-cell table:style-name="ce13"/>
          <table:table-cell table:style-name="ce18" table:number-columns-repeated="4"/>
          <table:table-cell table:style-name="ce23" table:number-columns-repeated="3"/>
          <table:table-cell table:style-name="ce31"/>
          <table:table-cell table:number-columns-repeated="101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K5:Planilha1.K11">
            <calcext:condition calcext:apply-style-name="Accent 1" calcext:value="=aprovado" calcext:base-cell-address="Planilha1.K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transparent"/>
      <style:text-properties fo:color="#2a6099" fo:font-size="11pt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/00/0000</text:date>, <text:time style:data-style-name="N2" text:time-value="22:02:59.353002105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4-30T15:37:18.361592278</meta:creation-date>
    <dc:date>2023-05-01T22:10:46.029047194</dc:date>
    <meta:editing-duration>PT33M33S</meta:editing-duration>
    <meta:editing-cycles>2</meta:editing-cycles>
    <meta:generator>LibreOffice/7.2.4.1$Linux_X86_64 LibreOffice_project/27d75539669ac387bb498e35313b970b7fe9c4f9</meta:generator>
    <meta:document-statistic meta:table-count="1" meta:cell-count="65" meta:object-count="0"/>
  </office:meta>
</office:document-meta>
</file>